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em</text:p>
      <text:p text:style-name="Standard">MNEMOSYNE, Mother Muse, thine aid</text:p>
      <text:p text:style-name="Standard">Thy loyal servant humbly dares to ask</text:p>
      <text:p text:style-name="Standard">To consecrate the Palace I have made</text:p>
      <text:p text:style-name="Standard">To tell where nimble Matter in its Masque</text:p>
      <text:p text:style-name="Standard">On Earth, in Heaven, in Alembick flask</text:p>
      <text:p text:style-name="Standard">In childish coyness, never to be seen</text:p>
      <text:p text:style-name="Standard">Without great labour, bold SCIENTIA'S task,</text:p>
      <text:p text:style-name="Standard">Of all the mortal arts the regnant Queen</text:p>
      <text:p text:style-name="Standard">Mistress of all that was, that is, and will have been.</text:p>
      <text:p text:style-name="Standard"/>
      <text:p text:style-name="Standard">Fig C6: LIGHTNING</text:p>
      <text:p text:style-name="Standard">Brazen the gate to Lightning's airy room</text:p>
      <text:p text:style-name="Standard">Northwest it faces, son of Air and Fire.</text:p>
      <text:p text:style-name="Standard">Amber and glass reflect the ruddy gloom</text:p>
      <text:p text:style-name="Standard">Webbed with divers strands of copper wire.</text:p>
      <text:p text:style-name="Standard">Sparks leap and crackle skywards in a gyre,</text:p>
      <text:p text:style-name="Standard">Conducting waves borne upon Aether's wing:</text:p>
      <text:p text:style-name="Standard">The music of a vast celestial choir.</text:p>
      <text:p text:style-name="Standard">A million voices mutter, cry and sing,</text:p>
      <text:p text:style-name="Standard">And our rebellious garments to our members cling.</text:p>
      <text:p text:style-name="Standard"/>
      <text:p text:style-name="Standard">Fig B1: TEMPEST</text:p>
      <text:p text:style-name="Standard">South thro' lofty arches we repair</text:p>
      <text:p text:style-name="Standard">Onto a broad pavillion looking out</text:p>
      <text:p text:style-name="Standard">From a high prospect: this the realm of Air</text:p>
      <text:p text:style-name="Standard">Array'd with marble pillars, round about</text:p>
      <text:p text:style-name="Standard">The zephyr's whisper and the Typhoon's shout</text:p>
      <text:p text:style-name="Standard">Deafen our hearing - but their are not words</text:p>
      <text:p text:style-name="Standard">Can tell the vapours, nitrous, rich and stout</text:p>
      <text:p text:style-name="Standard">Arising from the colony of Birds</text:p>
      <text:p text:style-name="Standard">Which, nesting here, begrime the marble with their Turds.</text:p>
      <text:p text:style-name="Standard"/>
      <text:p text:style-name="Standard">Fig C3: SULPHUR</text:p>
      <text:p text:style-name="Standard">Down a steep stair we fly the feath'ry stench</text:p>
      <text:p text:style-name="Standard">In vain, for in the stony room below</text:p>
      <text:p text:style-name="Preformatted_20_Text">Wrung from the rock by stubborn nature's clench</text:p>
      <text:p text:style-name="Preformatted_20_Text">We see a vein of brimstone all aglow</text:p>
      <text:p text:style-name="Preformatted_20_Text">Its creeping azure flames can barely show</text:p>
      <text:p text:style-name="Preformatted_20_Text">Through the vile fumes, like unto an egg</text:p>
      <text:p text:style-name="Preformatted_20_Text">All rotted green inside its shell of snow</text:p>
      <text:p text:style-name="Preformatted_20_Text">Or as salt fish turned foul within its keg</text:p>
      <text:p text:style-name="Preformatted_20_Text">So to the northern door we turn an eager leg.</text:p>
      <text:p text:style-name="Preformatted_20_Text"/>
      <text:p text:style-name="Preformatted_20_Text">Fig D10: OCTAHEDRON</text:p>
      <text:p text:style-name="Preformatted_20_Text">Welcome relief for the indignant Nose</text:p>
      <text:p text:style-name="Preformatted_20_Text">In the next dark chamber we have found.</text:p>
      <text:p text:style-name="Preformatted_20_Text">Sulphur a transformation undergoes</text:p>
      <text:p text:style-name="Preformatted_20_Text">Once it has been to lead in crystals bound.</text:p>
      <text:p text:style-name="Preformatted_20_Text">Black and massy, galena, resound</text:p>
      <text:p text:style-name="Preformatted_20_Text">To the slightest æthereal wave:</text:p>
      <text:p text:style-name="Preformatted_20_Text"><text:soft-page-break/>Telluric currents thrill deep underground</text:p>
      <text:p text:style-name="Preformatted_20_Text">Guided by cat's-whisker to this cave</text:p>
      <text:p text:style-name="Preformatted_20_Text">So heaviness by light is told, and does behave.</text:p>
      <text:p text:style-name="Preformatted_20_Text"/>
      <text:p text:style-name="Preformatted_20_Text">Fig C16:IGNITION</text:p>
      <text:p text:style-name="Preformatted_20_Text">Obsidian the walls of the next vault</text:p>
      <text:p text:style-name="Preformatted_20_Text">Circled around a single sacred flame</text:p>
      <text:p text:style-name="Preformatted_20_Text">From a jagged crack, a riven fault</text:p>
      <text:p text:style-name="Preformatted_20_Text">Consecrated to Hephaestus lame:</text:p>
      <text:p text:style-name="Preformatted_20_Text">A glossy liquid seeps, which humans name</text:p>
      <text:p text:style-name="Preformatted_20_Text">PETROLEUM. The suns of ancient days,</text:p>
      <text:p text:style-name="Preformatted_20_Text">Absorbed by herb, compressed, transformed: to claim</text:p>
      <text:p text:style-name="Preformatted_20_Text">This prize, the blood of industry, the craze</text:p>
      <text:p text:style-name="Preformatted_20_Text">Of Ares' wrath will spur undending battles' blaze.</text:p>
      <text:p text:style-name="Preformatted_20_Text"/>
      <text:p text:style-name="Preformatted_20_Text">Fig B7: REDOX</text:p>
      <text:p text:style-name="Preformatted_20_Text">A winding stair leads from this solemn scene</text:p>
      <text:p text:style-name="Preformatted_20_Text">Upward to daylight, and a steely gate</text:p>
      <text:p text:style-name="Preformatted_20_Text">All red with rust and twined with tendrils green</text:p>
      <text:p text:style-name="Preformatted_20_Text">Abuzz with life, and creatures, small and great,</text:p>
      <text:p text:style-name="Preformatted_20_Text">Pace their enclosures, pant, and respirate.</text:p>
      <text:p text:style-name="Preformatted_20_Text">So iron, leaf and lung forever burn,</text:p>
      <text:p text:style-name="Preformatted_20_Text">Reduce, combust, exchange and oxidate.</text:p>
      <text:p text:style-name="Preformatted_20_Text">The fire's flame, th'uncoiling of a fern,</text:p>
      <text:p text:style-name="Preformatted_20_Text">In cycles their electrons remit and return.</text:p>
      <text:p text:style-name="Preformatted_20_Text"/>
      <text:p text:style-name="Preformatted_20_Text">Figure C24: EARTHWORKS</text:p>
      <text:p text:style-name="Preformatted_20_Text">Eastward next, into a chamber strange,</text:p>
      <text:p text:style-name="Preformatted_20_Text">Filled with what seems a bulky mass of earth.</text:p>
      <text:p text:style-name="Preformatted_20_Text">Only about its edges may we range,</text:p>
      <text:p text:style-name="Preformatted_20_Text">A musty passage, narrow as a firth.</text:p>
      <text:p text:style-name="Preformatted_20_Text">Its sides bear witness to what gave them birth:</text:p>
      <text:p text:style-name="Preformatted_20_Text">Inverse relief of furniture and walls,</text:p>
      <text:p text:style-name="Preformatted_20_Text">Devoured by termites: beasts of little worth</text:p>
      <text:p text:style-name="Preformatted_20_Text">Consume, digest, transfigure wooden halls:</text:p>
      <text:p text:style-name="Preformatted_20_Text">The daintiest of rooms, for them, but fodder stalls.</text:p>
      <text:p text:style-name="Preformatted_20_Text"/>
      <text:p text:style-name="Preformatted_20_Text">Figure D30: TINDER</text:p>
      <text:p text:style-name="Preformatted_20_Text">Down to a cellar, filled with a bracing air,</text:p>
      <text:p text:style-name="Preformatted_20_Text">Crisp, as when a child dashes a stone</text:p>
      <text:p text:style-name="Preformatted_20_Text">Down upon boulders and the sparks leap where</text:p>
      <text:p text:style-name="Preformatted_20_Text">Rock gnashes rock: here flints are shown</text:p>
      <text:p text:style-name="Preformatted_20_Text">Immur'd in lime, knobbed like shards of bone,</text:p>
      <text:p text:style-name="Preformatted_20_Text">Named PARAMOUDRA on Hibernia's shores,</text:p>
      <text:p text:style-name="Preformatted_20_Text">Fire's father, which was in ages grown</text:p>
      <text:p text:style-name="Preformatted_20_Text">In ancient seas. So Nature blindly stores</text:p>
      <text:p text:style-name="Preformatted_20_Text">Resources for mankind in humble madrepores.</text:p>
      <text:p text:style-name="Preformatted_20_Text"/>
      <text:p text:style-name="Preformatted_20_Text">Figure E15: EVENTUALLY</text:p>
      <text:p text:style-name="Preformatted_20_Text">Our path now in a new direction lies,</text:p>
      <text:p text:style-name="Preformatted_20_Text">No longer spatial: time-like is our way</text:p>
      <text:p text:style-name="Preformatted_20_Text">Hidden down here from the spinning skies</text:p>
      <text:p text:style-name="Preformatted_20_Text">Millennia are reckoned as a day.</text:p>
      <text:p text:style-name="Preformatted_20_Text">We see a buried future: Earth turned gray</text:p>
      <text:p text:style-name="Preformatted_20_Text">And sere, where humans huddle in their den</text:p>
      <text:p text:style-name="Preformatted_20_Text">Leach from radioactive stones, a stay</text:p>
      <text:p text:style-name="Preformatted_20_Text">Of execution - for the day comes when</text:p>
      <text:p text:style-name="Preformatted_20_Text">Their race at last is run: there'll be no more "And then..."</text:p>
      <text:p text:style-name="Preformatted_20_Text"><text:soft-page-break/>Figure D27: WATCHER</text:p>
      <text:p text:style-name="Preformatted_20_Text">Sobered, we leave that mournful place</text:p>
      <text:p text:style-name="Preformatted_20_Text">Southward to an adamantine cell</text:p>
      <text:p text:style-name="Preformatted_20_Text">A myriad of mirrors shows each face</text:p>
      <text:p text:style-name="Preformatted_20_Text">In sparkling facets, wonderful to tell.</text:p>
      <text:p text:style-name="Preformatted_20_Text">Here in this crystal, by atomic spell</text:p>
      <text:p text:style-name="Preformatted_20_Text">All that was thought or said, each laugh, each curse</text:p>
      <text:p text:style-name="Preformatted_20_Text">Is stored until the Universe's knell</text:p>
      <text:p text:style-name="Preformatted_20_Text">The story of your life, your dreams, this verse</text:p>
      <text:p text:style-name="Preformatted_20_Text">Until the very protons shimmer and disperse.</text:p>
      <text:p text:style-name="Preformatted_20_Text"/>
      <text:p text:style-name="Preformatted_20_Text">Figure C21: IRON</text:p>
      <text:p text:style-name="Preformatted_20_Text">Flow back now, Time, and from the future long</text:p>
      <text:p text:style-name="Preformatted_20_Text">Return us to our era: walls and floor</text:p>
      <text:p text:style-name="Preformatted_20_Text">Of Iron now, corruptible and strong.</text:p>
      <text:p text:style-name="Preformatted_20_Text">IRON, of this our Earth the fiery core;</text:p>
      <text:p text:style-name="Preformatted_20_Text">IRON, gray as midnight, red with gore;</text:p>
      <text:p text:style-name="Preformatted_20_Text">IRON that ploughs the field and tames the wild;</text:p>
      <text:p text:style-name="Preformatted_20_Text">IRON, the soul of transport and of war;</text:p>
      <text:p text:style-name="Preformatted_20_Text">IRON, for which we feed th'indignant child</text:p>
      <text:p text:style-name="Preformatted_20_Text">Spinaches and liver, foodstuffs most revil'd.</text:p>
      <text:p text:style-name="Preformatted_20_Text"/>
      <text:p text:style-name="Preformatted_20_Text">Figure B8: RECURSIVE</text:p>
      <text:p text:style-name="Preformatted_20_Text">On a resounding staircase we ascend</text:p>
      <text:p text:style-name="Preformatted_20_Text">To daylight and a spacious colonnade</text:p>
      <text:p text:style-name="Preformatted_20_Text">That faces hills, rolling without end</text:p>
      <text:p text:style-name="Preformatted_20_Text">To the horizon. Of marble made</text:p>
      <text:p text:style-name="Preformatted_20_Text">Dappled with patterns like to light and shade</text:p>
      <text:p text:style-name="Preformatted_20_Text">On forest floor, or ripples in a lake</text:p>
      <text:p text:style-name="Preformatted_20_Text">As if the same math'mathics were obeyed</text:p>
      <text:p text:style-name="Preformatted_20_Text">In rock, in branch, in flesh, in waves that break:</text:p>
      <text:p text:style-name="Preformatted_20_Text">All things with form from this their master-pattern take.</text:p>
      <text:p text:style-name="Preformatted_20_Text"/>
      <text:p text:style-name="Preformatted_20_Text">Figure C19: TRAVERTINE</text:p>
      <text:p text:style-name="Preformatted_20_Text">Toward the south, our vision blocked by steam.</text:p>
      <text:p text:style-name="Preformatted_20_Text">A whiff of sulphur and the sound of drops;</text:p>
      <text:p text:style-name="Preformatted_20_Text">A gust of wind unveils, and, like a dream,</text:p>
      <text:p text:style-name="Preformatted_20_Text">Appears a mighty terrace: from the tops</text:p>
      <text:p text:style-name="Preformatted_20_Text">Of each stepp'd level, trickling water plops</text:p>
      <text:p text:style-name="Preformatted_20_Text">Down to the next, and the droplets bear</text:p>
      <text:p text:style-name="Preformatted_20_Text">Dissolvéd lime, insensibly which stops</text:p>
      <text:p text:style-name="Preformatted_20_Text">To build, atom by atom, a rocky stair</text:p>
      <text:p text:style-name="Preformatted_20_Text">Flowing, liquid, stony, lovely beyond compare.</text:p>
      <text:p text:style-name="Preformatted_20_Text"/>
      <text:p text:style-name="Preformatted_20_Text">Figure D22: TROGLOBITE</text:p>
      <text:p text:style-name="Preformatted_20_Text">Spiraling down a sinkhole ringed with stairs</text:p>
      <text:p text:style-name="Preformatted_20_Text">We descend once more into the ground.</text:p>
      <text:p text:style-name="Preformatted_20_Text">A watery cave we find, with humid airs</text:p>
      <text:p text:style-name="Preformatted_20_Text">Deep in darkness, but even here are found</text:p>
      <text:p text:style-name="Preformatted_20_Text">Strange forms of life: bats that see with sound,</text:p>
      <text:p text:style-name="Preformatted_20_Text">Long-legged bugs that palpitate their way</text:p>
      <text:p text:style-name="Preformatted_20_Text">And in the streams translucent fish abound.</text:p>
      <text:p text:style-name="Preformatted_20_Text">Here the OLM blindly hunts its prey,</text:p>
      <text:p text:style-name="Preformatted_20_Text">Obscene and pallid worm, best hidden from the day.</text:p>
      <text:p text:style-name="Preformatted_20_Text"/>
      <text:p text:style-name="Preformatted_20_Text">Figure E11: TESTUDO</text:p>
      <text:p text:style-name="Preformatted_20_Text">Move we again to far futurity</text:p>
      <text:p text:style-name="Preformatted_20_Text">(Potential, as all such visions are):</text:p>
      <text:p text:style-name="Preformatted_20_Text"><text:soft-page-break/>Deep below the crust, a sunless sea</text:p>
      <text:p text:style-name="Preformatted_20_Text">Is hidden from the wrath of mother star</text:p>
      <text:p text:style-name="Preformatted_20_Text">As bloated, red, she turns the land to char.</text:p>
      <text:p text:style-name="Preformatted_20_Text">Dark in light only: see, in INFRA-RED,</text:p>
      <text:p text:style-name="Preformatted_20_Text">Deep vents glow bright, the surface black as tar.</text:p>
      <text:p text:style-name="Preformatted_20_Text">Vast Leviathans swim here, filter-fed,</text:p>
      <text:p text:style-name="Preformatted_20_Text">So life within continues though the shell be dead.</text:p>
      <text:p text:style-name="Preformatted_20_Text"/>
      <text:p text:style-name="Preformatted_20_Text">Figure D24: TERRA</text:p>
      <text:p text:style-name="Preformatted_20_Text">Upward now, but not to scorching skies</text:p>
      <text:p text:style-name="Preformatted_20_Text">Futures, by nature manifold, not one</text:p>
      <text:p text:style-name="Preformatted_20_Text">An odour as of clay that bakes and dries</text:p>
      <text:p text:style-name="Preformatted_20_Text">A room of rude ADOBE, where the sun</text:p>
      <text:p text:style-name="Preformatted_20_Text">Filters thro' torn curtains: here has run</text:p>
      <text:p text:style-name="Preformatted_20_Text">A million years of mixture, which has made</text:p>
      <text:p text:style-name="Preformatted_20_Text">All matter jumbled, entropick and dun:</text:p>
      <text:p text:style-name="Preformatted_20_Text">As coloured doughs, when long have children played,</text:p>
      <text:p text:style-name="Preformatted_20_Text">Revert to an unhealthy purple-brownish shade.</text:p>
      <text:p text:style-name="Preformatted_20_Text"/>
      <text:p text:style-name="Preformatted_20_Text">Figure C10: GLOBE</text:p>
      <text:p text:style-name="Preformatted_20_Text">By a crude door westward, to a pier</text:p>
      <text:p text:style-name="Preformatted_20_Text">Of rough-hewn coral blocks amid a sea</text:p>
      <text:p text:style-name="Preformatted_20_Text">Calm and shallow, marvellously clear.</text:p>
      <text:p text:style-name="Preformatted_20_Text">Earth in its dotage lacks the energy</text:p>
      <text:p text:style-name="Preformatted_20_Text">To rear up mountains, so the water, free</text:p>
      <text:p text:style-name="Preformatted_20_Text">To grind and weather has worn down the world</text:p>
      <text:p text:style-name="Preformatted_20_Text">To one vast shallows, where, languidly</text:p>
      <text:p text:style-name="Preformatted_20_Text">The heirs of humans bask, gills unfurl'd,</text:p>
      <text:p text:style-name="Preformatted_20_Text">No longer by the tides of earthly passions whirl'd.</text:p>
      <text:p text:style-name="Preformatted_20_Text"/>
      <text:p text:style-name="Preformatted_20_Text">Figure D15: INDOLENS </text:p>
      <text:p text:style-name="Preformatted_20_Text">Down where nameless horrors wind and slurp,</text:p>
      <text:p text:style-name="Preformatted_20_Text">Dreaming on a dark abyssal plain</text:p>
      <text:p text:style-name="Preformatted_20_Text">Of punishing those apes who dared usurp</text:p>
      <text:p text:style-name="Preformatted_20_Text">Thy brutal, dark and cephalopodic reign-</text:p>
      <text:p text:style-name="Preformatted_20_Text">But humans are no more; so all in vain</text:p>
      <text:p text:style-name="Preformatted_20_Text">Thy long-departed cultists wail'd and leapt.</text:p>
      <text:p text:style-name="Preformatted_20_Text">There are no brains to eat and plunge in pain:</text:p>
      <text:p text:style-name="Preformatted_20_Text">Thy appointment with the stars was left unkept.</text:p>
      <text:p text:style-name="Preformatted_20_Text">Alas, o Elder One, thou hast long overslept.</text:p>
      <text:p text:style-name="Preformatted_20_Text"/>
      <text:p text:style-name="Preformatted_20_Text">Figure C8: SIPHON</text:p>
      <text:p text:style-name="Preformatted_20_Text">To present, now, in a low chamber, moist</text:p>
      <text:p text:style-name="Preformatted_20_Text">And busy, full of engines intertwined</text:p>
      <text:p text:style-name="Preformatted_20_Text">Lever and waterwheel, pulley and joist</text:p>
      <text:p text:style-name="Preformatted_20_Text">Rotate and shift, most cunningly designed.</text:p>
      <text:p text:style-name="Preformatted_20_Text">From smaller cups to larger, so we find</text:p>
      <text:p text:style-name="Preformatted_20_Text">Each trickle turns a larger, slower wheel</text:p>
      <text:p text:style-name="Preformatted_20_Text">The tiniest turn quickest, while the mind</text:p>
      <text:p text:style-name="Preformatted_20_Text">Can barely credit that the largest reel</text:p>
      <text:p text:style-name="Preformatted_20_Text">Is turned by little drops, a Juggernaut of steel.</text:p>
      <text:p text:style-name="Preformatted_20_Text"/>
      <text:p text:style-name="Preformatted_20_Text">Figure B2: SPINDRIFT</text:p>
      <text:p text:style-name="Preformatted_20_Text">In daylight, now, see breakers crash and hiss,</text:p>
      <text:p text:style-name="Preformatted_20_Text">They bring ambiguous gifts, long afloat:</text:p>
      <text:p text:style-name="Preformatted_20_Text">This fetid mass, the precious AMBERGRIS,</text:p>
      <text:p text:style-name="Preformatted_20_Text">Or refuse from the galley of a boat?</text:p>
      <text:p text:style-name="Preformatted_20_Text">An emerald, fit for a prince's throat,</text:p>
      <text:p text:style-name="Preformatted_20_Text"><text:soft-page-break/>Or weathered fragment of a flask of ale?</text:p>
      <text:p text:style-name="Preformatted_20_Text">A totem, black and hornéd like a goat,</text:p>
      <text:p text:style-name="Preformatted_20_Text">Or casing in which infant sharks set sail?</text:p>
      <text:p text:style-name="Preformatted_20_Text">Art and nature blend as mermaid's top and tail.</text:p>
      <text:p text:style-name="Preformatted_20_Text"/>
      <text:p text:style-name="Preformatted_20_Text">Figure C1: NEBEL</text:p>
      <text:p text:style-name="Preformatted_20_Text">Westward from that shore, we see a wall</text:p>
      <text:p text:style-name="Preformatted_20_Text">Frozen but indistinct, as if a cloud</text:p>
      <text:p text:style-name="Preformatted_20_Text">Were still and square: through a ghostly hall</text:p>
      <text:p text:style-name="Preformatted_20_Text">We enter, footsteps muffled by the shroud</text:p>
      <text:p text:style-name="Preformatted_20_Text">Of the strange pavement, for nothing loud</text:p>
      <text:p text:style-name="Preformatted_20_Text">Can enter this blue chamber, builded well,</text:p>
      <text:p text:style-name="Preformatted_20_Text">Each brick is an infinitesimal crowd</text:p>
      <text:p text:style-name="Preformatted_20_Text">Of tiny atomies, an ÆRO-GEL,</text:p>
      <text:p text:style-name="Preformatted_20_Text">A smoke made solid, that no wind can e'er dispel.</text:p>
      <text:p text:style-name="Preformatted_20_Text"/>
      <text:p text:style-name="Preformatted_20_Text">Figure D2: RELEASE</text:p>
      <text:p text:style-name="Preformatted_20_Text">Downward to a well sunk deep below</text:p>
      <text:p text:style-name="Preformatted_20_Text">The ocean's surface, in a rattling cage</text:p>
      <text:p text:style-name="Preformatted_20_Text">Of iron bars—here, as white as snow,</text:p>
      <text:p text:style-name="Preformatted_20_Text">In ice is trapped, by pressure and long age,</text:p>
      <text:p text:style-name="Preformatted_20_Text">A treasure and a peril: history's page</text:p>
      <text:p text:style-name="Preformatted_20_Text">May show this methane, product of the sun,</text:p>
      <text:p text:style-name="Preformatted_20_Text">As worthy of our poor descendants' rage</text:p>
      <text:p text:style-name="Preformatted_20_Text">As we may be. Let it not be undone,</text:p>
      <text:p text:style-name="Preformatted_20_Text">A fearful form of feedback, this, the CLATHRATE-GUN.</text:p>
      <text:p text:style-name="Preformatted_20_Text"/>
      <text:p text:style-name="Preformatted_20_Text">Figure E3: AMPHIBIAN</text:p>
      <text:p text:style-name="Preformatted_20_Text">Take us now far from this tipping point</text:p>
      <text:p text:style-name="Preformatted_20_Text">Into a future, cavernous, dim, with stink</text:p>
      <text:p text:style-name="Preformatted_20_Text">Ammoniack and rank: without joint,</text:p>
      <text:p text:style-name="Preformatted_20_Text">All smooth our round enclosure, nacre-pink,</text:p>
      <text:p text:style-name="Preformatted_20_Text">This is the cockpit: see, the pilots think</text:p>
      <text:p text:style-name="Preformatted_20_Text">And their great living vessel does obey.</text:p>
      <text:p text:style-name="Preformatted_20_Text">The bladder closes round us and we sink</text:p>
      <text:p text:style-name="Preformatted_20_Text">Or rise as it expands: in this far day</text:p>
      <text:p text:style-name="Preformatted_20_Text">Such living submarines will ply their finny way.</text:p>
      <text:p text:style-name="Preformatted_20_Text"/>
      <text:p text:style-name="Preformatted_20_Text">Figure D4: NEAT</text:p>
      <text:p text:style-name="Preformatted_20_Text">Disgorged like Jonah from the living barque</text:p>
      <text:p text:style-name="Preformatted_20_Text">Wading through a foaming, busy sea</text:p>
      <text:p text:style-name="Preformatted_20_Text">We pass between great buttresses and dark,</text:p>
      <text:p text:style-name="Preformatted_20_Text">The members of a mighty BANYAN-TREE.</text:p>
      <text:p text:style-name="Preformatted_20_Text">Trained by genetick arts to remedy</text:p>
      <text:p text:style-name="Preformatted_20_Text">The planet's technological distress,</text:p>
      <text:p text:style-name="Preformatted_20_Text">Infusing its carbonic legacy</text:p>
      <text:p text:style-name="Preformatted_20_Text">Into the ocean, where it may harm less.</text:p>
      <text:p text:style-name="Preformatted_20_Text">See, the children play in waves that effervesce.</text:p>
      <text:p text:style-name="Preformatted_20_Text"/>
      <text:p text:style-name="Preformatted_20_Text">Figure E4: UNSTABLE</text:p>
      <text:p text:style-name="Preformatted_20_Text">Around great limbs, a winding stair ascend</text:p>
      <text:p text:style-name="Preformatted_20_Text">Up to a lofty chamber. Here, the fate</text:p>
      <text:p text:style-name="Preformatted_20_Text">Of space itself is pondered; if it tend,</text:p>
      <text:p text:style-name="Preformatted_20_Text">As must all things, unto a lower state</text:p>
      <text:p text:style-name="Preformatted_20_Text">Of energy, the peril may be great.</text:p>
      <text:p text:style-name="Preformatted_20_Text">The very vacuum splintering shall go</text:p>
      <text:p text:style-name="Preformatted_20_Text">From one small seed, dying at the rate</text:p>
      <text:p text:style-name="Preformatted_20_Text">Of light itself: small comfort, for this woe,</text:p>
      <text:p text:style-name="Preformatted_20_Text"><text:soft-page-break/>That if or when it happen, none can ever know.</text:p>
      <text:p text:style-name="Preformatted_20_Text"/>
      <text:p text:style-name="Preformatted_20_Text">Figure D3: SATURN</text:p>
      <text:p text:style-name="Preformatted_20_Text">These upper rooms are to celestial spheres</text:p>
      <text:p text:style-name="Preformatted_20_Text">Devoted: present, now, a cork-lined room</text:p>
      <text:p text:style-name="Preformatted_20_Text">Sacred to SATURNUS, long of years.</text:p>
      <text:p text:style-name="Preformatted_20_Text">Pale yellow, nursing Titan's icy womb,</text:p>
      <text:p text:style-name="Preformatted_20_Text">Though lord of death and of the leaden tomb</text:p>
      <text:p text:style-name="Preformatted_20_Text">And that old verse which ancient Latins sing</text:p>
      <text:p text:style-name="Preformatted_20_Text">Yet light enough to float like ocean's spume</text:p>
      <text:p text:style-name="Preformatted_20_Text">(If it were possible to do the thing)</text:p>
      <text:p text:style-name="Preformatted_20_Text">And round a giant bathtub leave a mighty ring.</text:p>
      <text:p text:style-name="Preformatted_20_Text"/>
      <text:p text:style-name="Preformatted_20_Text">Figure E2: ICES</text:p>
      <text:p text:style-name="Preformatted_20_Text">Still backward run the clock, until we see</text:p>
      <text:p text:style-name="Preformatted_20_Text">(In inward vision of the heavens past)</text:p>
      <text:p text:style-name="Preformatted_20_Text">A maelstrom of nebulosity</text:p>
      <text:p text:style-name="Preformatted_20_Text">Around the infant Sun. Revolving fast,</text:p>
      <text:p text:style-name="Preformatted_20_Text">The inner circle, subject to the blast</text:p>
      <text:p text:style-name="Preformatted_20_Text">Of newborn light, too hot for ice to form:</text:p>
      <text:p text:style-name="Preformatted_20_Text">Outwards, frosty fragments form the vast</text:p>
      <text:p text:style-name="Preformatted_20_Text">Gas giants: 'twixt them, planetesimals swarm.</text:p>
      <text:p text:style-name="Preformatted_20_Text">The FROST-LINE great from small partitions, cool from wa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Sharp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09:17:36</dc:date>
    <dc:creator>Mike Lynch</dc:creator>
    <meta:generator>LibreOffice/3.5$Linux_X86_64 LibreOffice_project/350m1$Build-2</meta:generator>
    <meta:editing-duration>P0D</meta:editing-duration>
    <meta:editing-cycles>1</meta:editing-cycles>
    <meta:document-statistic meta:table-count="0" meta:image-count="0" meta:object-count="0" meta:page-count="6" meta:paragraph-count="280" meta:word-count="1917" meta:character-count="10696" meta:non-whitespace-character-count="9058"/>
  </office:meta>
</office:document-meta>
</file>